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8.096cm"/>
    </style:style>
    <style:style style:name="Table1.C" style:family="table-column">
      <style:table-column-properties style:column-width="7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a422" officeooo:paragraph-rsid="001ba422"/>
    </style:style>
    <style:style style:name="P2" style:family="paragraph" style:parent-style-name="Standard">
      <style:text-properties officeooo:rsid="0022ff26" officeooo:paragraph-rsid="0022ff26"/>
    </style:style>
    <style:style style:name="P3" style:family="paragraph" style:parent-style-name="Text_20_body">
      <style:text-properties officeooo:rsid="0022ff26" officeooo:paragraph-rsid="0022ff26"/>
    </style:style>
    <style:style style:name="P4" style:family="paragraph" style:parent-style-name="Text_20_body">
      <style:text-properties officeooo:paragraph-rsid="0022ff26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4f43a" officeooo:paragraph-rsid="0024f43a" style:font-size-asian="14pt" style:font-weight-asian="bold" style:font-size-complex="14pt" style:font-weight-complex="bold"/>
    </style:style>
    <style:style style:name="P6" style:family="paragraph" style:parent-style-name="Table_20_Contents">
      <style:text-properties officeooo:rsid="0015bcc4" officeooo:paragraph-rsid="0015bcc4"/>
    </style:style>
    <style:style style:name="P7" style:family="paragraph" style:parent-style-name="Table_20_Contents">
      <style:text-properties officeooo:rsid="0015bcc4" officeooo:paragraph-rsid="0018c4b1"/>
    </style:style>
    <style:style style:name="P8" style:family="paragraph" style:parent-style-name="Table_20_Contents">
      <style:text-properties officeooo:rsid="0015bcc4" officeooo:paragraph-rsid="0019dd24"/>
    </style:style>
    <style:style style:name="P9" style:family="paragraph" style:parent-style-name="Table_20_Contents">
      <style:text-properties officeooo:rsid="0015bcc4" officeooo:paragraph-rsid="001b7a30"/>
    </style:style>
    <style:style style:name="P10" style:family="paragraph" style:parent-style-name="Table_20_Contents">
      <style:text-properties officeooo:rsid="0015bcc4" officeooo:paragraph-rsid="001e1dcc"/>
    </style:style>
    <style:style style:name="P11" style:family="paragraph" style:parent-style-name="Table_20_Contents">
      <style:text-properties officeooo:rsid="0018c4b1" officeooo:paragraph-rsid="0018c4b1"/>
    </style:style>
    <style:style style:name="P12" style:family="paragraph" style:parent-style-name="Table_20_Contents">
      <style:text-properties officeooo:rsid="001b7a30" officeooo:paragraph-rsid="001b7a30"/>
    </style:style>
    <style:style style:name="P13" style:family="paragraph" style:parent-style-name="Table_20_Contents">
      <style:text-properties officeooo:rsid="001ba422" officeooo:paragraph-rsid="001ba422"/>
    </style:style>
    <style:style style:name="P14" style:family="paragraph" style:parent-style-name="Table_20_Contents">
      <style:text-properties officeooo:rsid="001d59db" officeooo:paragraph-rsid="001d59db"/>
    </style:style>
    <style:style style:name="P15" style:family="paragraph" style:parent-style-name="Table_20_Contents">
      <style:text-properties officeooo:rsid="001d653c" officeooo:paragraph-rsid="001d653c"/>
    </style:style>
    <style:style style:name="P16" style:family="paragraph" style:parent-style-name="Table_20_Contents">
      <style:text-properties officeooo:rsid="001e1dcc" officeooo:paragraph-rsid="001e1dcc"/>
    </style:style>
    <style:style style:name="P17" style:family="paragraph" style:parent-style-name="Table_20_Contents">
      <style:text-properties officeooo:rsid="001fb4ca" officeooo:paragraph-rsid="001fb4ca"/>
    </style:style>
    <style:style style:name="P18" style:family="paragraph" style:parent-style-name="Table_20_Contents">
      <style:text-properties officeooo:rsid="0020e504" officeooo:paragraph-rsid="0020e504"/>
    </style:style>
    <style:style style:name="P19" style:family="paragraph" style:parent-style-name="Table_20_Contents">
      <style:text-properties officeooo:rsid="0021f91e" officeooo:paragraph-rsid="0021f91e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5bcc4" officeooo:paragraph-rsid="0015bcc4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15bcc4" officeooo:paragraph-rsid="0015bcc4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8c4b1" officeooo:paragraph-rsid="0018c4b1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1ba422" officeooo:paragraph-rsid="001ba422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232a37" officeooo:paragraph-rsid="00232a37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18c4b1"/>
    </style:style>
    <style:style style:name="T2" style:family="text">
      <style:text-properties officeooo:rsid="0019dd24"/>
    </style:style>
    <style:style style:name="T3" style:family="text">
      <style:text-properties officeooo:rsid="001d59db"/>
    </style:style>
    <style:style style:name="T4" style:family="text">
      <style:text-properties officeooo:rsid="001d653c"/>
    </style:style>
    <style:style style:name="T5" style:family="text">
      <style:text-properties officeooo:rsid="001e1dcc"/>
    </style:style>
    <style:style style:name="T6" style:family="text">
      <style:text-properties officeooo:rsid="0020e504"/>
    </style:style>
    <style:style style:name="T7" style:family="text">
      <style:text-properties officeooo:rsid="0021f91e"/>
    </style:style>
    <style:style style:name="T8" style:family="text">
      <style:text-properties officeooo:rsid="0022ff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tform Bus and Platform Devices</text:p>
      <text:p text:style-name="P4"><text:span text:style-name="T8">Depending on the bus connected to the device we can decide whether the device is a platform device or not a platform device.</text:span></text:p>
      <text:p text:style-name="P3">The following table is used to differentiate between these two kinds of device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Field</text:p>
          </table:table-cell>
          <table:table-cell table:style-name="Table1.A1" office:value-type="string">
            <text:p text:style-name="P20">Platform</text:p>
          </table:table-cell>
          <table:table-cell table:style-name="Table1.C1" office:value-type="string">
            <text:p text:style-name="P20">Non Platform</text:p>
          </table:table-cell>
        </table:table-row>
        <table:table-row>
          <table:table-cell table:style-name="Table1.A2" office:value-type="string">
            <text:p text:style-name="P21">Bus</text:p>
          </table:table-cell>
          <table:table-cell table:style-name="Table1.A2" office:value-type="string">
            <text:p text:style-name="P6">A pseudo/<text:span text:style-name="T3">virtual </text:span>bus which is used to connect devices on buses with minimal infrastructure, like those used to integrate peripherals on many system-on-chip, processors, or some "legacy" PC interconnects.</text:p>
          </table:table-cell>
          <table:table-cell table:style-name="Table1.C2" office:value-type="string">
            <text:p text:style-name="P14">A physical PCI fabric or USB fabric is present which is the actual bus.</text:p>
            <text:p text:style-name="P14">Has specific properties/features as per the appropriate standard.</text:p>
          </table:table-cell>
        </table:table-row>
        <table:table-row>
          <table:table-cell table:style-name="Table1.A2" table:number-rows-spanned="3" office:value-type="string">
            <text:p text:style-name="P21">Device</text:p>
          </table:table-cell>
          <table:table-cell table:style-name="Table1.A2" office:value-type="string">
            <text:p text:style-name="P10"><text:span text:style-name="T5">Devices are </text:span>Inherently <text:span text:style-name="T4">N</text:span>ot <text:span text:style-name="T4">D</text:span>iscoverable</text:p>
            <text:p text:style-name="P10"><text:span text:style-name="T5">T</text:span>he hardware cannot say "Hey! I'm present!” to the software. Typical examples are i2c devices, spi devices.</text:p>
            <text:p text:style-name="P16">These are callled non hotpluggable devices.</text:p>
          </table:table-cell>
          <table:table-cell table:style-name="Table1.C2" office:value-type="string">
            <text:p text:style-name="P15">Devices are Discoverable</text:p>
            <text:p text:style-name="P16">In PCI automatic hotplugging is supported at the boot time only. After that automatic loading is not present.</text:p>
            <text:p text:style-name="P16">Though probing is not automatic, but can be done after boot with command</text:p>
            <text:p text:style-name="P16">-- echo 1 &gt; /sys/bus/pci/rescan.</text:p>
            <text:p text:style-name="P16">In USB hotplugging is fully supported and devices may be directly added or removed dynamically.</text:p>
          </table:table-cell>
        </table:table-row>
        <table:table-row>
          <table:covered-table-cell/>
          <table:table-cell table:style-name="Table1.A2" office:value-type="string">
            <text:p text:style-name="P6">They are bound to drivers by matching names.</text:p>
          </table:table-cell>
          <table:table-cell table:style-name="Table1.C2" office:value-type="string">
            <text:p text:style-name="P17">The correct driver is selected by the PCI/USB Vendor:Device ID.</text:p>
            <text:p text:style-name="P17">This is baked into every device, and vendors must ensure uniqueness.</text:p>
          </table:table-cell>
        </table:table-row>
        <table:table-row>
          <table:covered-table-cell/>
          <table:table-cell table:style-name="Table1.A2" office:value-type="string">
            <text:p text:style-name="P6">Platform devices should be registered very early during system boot. This is because they are often critical to the rest of the system (platform) and its drivers.</text:p>
          </table:table-cell>
          <table:table-cell table:style-name="Table1.C2" office:value-type="string">
            <text:p text:style-name="P17">Register and interrupt addresses are dynamically allocated by the PCI/USB system.</text:p>
          </table:table-cell>
        </table:table-row>
        <table:table-row>
          <table:table-cell table:style-name="Table1.A2" table:number-rows-spanned="2" office:value-type="string">
            <text:p text:style-name="P22">x86</text:p>
          </table:table-cell>
          <table:table-cell table:style-name="Table1.A2" office:value-type="string">
            <text:p text:style-name="P7">A platform device is represented by the interface : <text:s text:c="2"/></text:p>
            <text:p text:style-name="P7">struct platform_device</text:p>
          </table:table-cell>
          <table:table-cell table:style-name="Table1.C2" office:value-type="string">
            <text:p text:style-name="P17">Device properties are not specified in any kernel structure.</text:p>
            <text:p text:style-name="P19">Device details are obtained during bus scanning.</text:p>
          </table:table-cell>
        </table:table-row>
        <table:table-row>
          <table:covered-table-cell/>
          <table:table-cell table:style-name="Table1.A2" office:value-type="string">
            <text:p text:style-name="P7">The platform driver can bind to this device by the either of the two ways:</text:p>
            <text:p text:style-name="P12">Method 1</text:p>
            <text:p text:style-name="P12">-----------</text:p>
            <text:p text:style-name="P7">The first is the id_table argument.</text:p>
            <text:p text:style-name="P7">The structure used is :</text:p>
            <text:p text:style-name="P7">struct platform_device_id {</text:p>
            <text:p text:style-name="P7"><text:s text:c="2"/>char name[PLATFORM_NAME_SIZE];</text:p>
            <text:p text:style-name="P7"><text:s text:c="2"/>kernel_ulong_t driver_data;</text:p>
            <text:p text:style-name="P7">};</text:p>
            <text:p text:style-name="P9">If an ID table is present, the platform bus code will scan through it every time it has to find a driver for a new platform device. </text:p>
            <text:p text:style-name="P7">If the device's name matches the name in an ID table entry, the device will be given to the <text:soft-page-break/>driver for management.</text:p>
            <text:p text:style-name="P7">A pointer to the matching ID table entry will be made available to the driver as well. </text:p>
            <text:p text:style-name="P12">Method 2</text:p>
            <text:p text:style-name="P12">-----------</text:p>
            <text:p text:style-name="P7">Most platform drivers do not provide an ID table at all, they simply provide a name for the driver itself in the driver field.</text:p>
            <text:p text:style-name="P7">static struct platform_driver i2c_gpio_driver = <text:span text:style-name="T1">{</text:span></text:p>
            <text:p text:style-name="P8"><text:s text:c="2"/>.driver = {</text:p>
            <text:p text:style-name="P8"><text:s text:c="4"/>.name <text:s text:c="4"/>= "i2c-gpio",</text:p>
            <text:p text:style-name="P8"><text:s text:c="4"/>.owner <text:s text:c="3"/>= THIS_MODULE,</text:p>
            <text:p text:style-name="P6"><text:s text:c="2"/>},</text:p>
            <text:p text:style-name="P6"><text:s text:c="2"/>.probe <text:s text:c="6"/>= i2c_gpio_probe,</text:p>
            <text:p text:style-name="P8"><text:s text:c="2"/>.remov<text:span text:style-name="T2">e <text:s text:c="3"/></text:span>=__devexit_p(i2c_gpio_remove),</text:p>
            <text:p text:style-name="P8">};</text:p>
            <text:p text:style-name="P8">With this setup, any device identifying itself as "i2c-gpio" will be bound to this driver; no ID table is needed.</text:p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table:number-rows-spanned="4" office:value-type="string">
            <text:p text:style-name="P23">SoC</text:p>
          </table:table-cell>
          <table:table-cell table:style-name="Table1.A2" office:value-type="string">
            <text:p text:style-name="P1">Register and interrupt addresses are hardcoded in the device tree and match the machine description, which represents the SoC.</text:p>
          </table:table-cell>
          <table:table-cell table:style-name="Table1.C2" office:value-type="string">
            <text:p text:style-name="P17">No <text:span text:style-name="T6">d</text:span>evice <text:span text:style-name="T6">t</text:span>ree is <text:span text:style-name="T6">required as we dont have to specify the device properties.</text:span></text:p>
            <text:p text:style-name="P18">The device <text:span text:style-name="T7">detail</text:span>s are obtained during bus scanning.</text:p>
          </table:table-cell>
        </table:table-row>
        <table:table-row>
          <table:covered-table-cell/>
          <table:table-cell table:style-name="Table1.A2" office:value-type="string">
            <text:p text:style-name="P13">There is no way to remove the device hardware (since it is part of the So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1">The correct driver is selected by the compatible device tree property which matches platform_driver.name in the driv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13">platform_driver_register is the main register interface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P2">References</text:p>
      <text:p text:style-name="P2">1. LWN Article by Jonathan Corbet - https://lwn.net/Articles/448499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50:13.903318001</meta:creation-date>
    <dc:date>2018-04-20T12:49:40.026148551</dc:date>
    <meta:editing-duration>PT27M40S</meta:editing-duration>
    <meta:editing-cycles>11</meta:editing-cycles>
    <meta:generator>LibreOffice/5.1.6.2$Linux_x86 LibreOffice_project/10m0$Build-2</meta:generator>
    <meta:document-statistic meta:table-count="1" meta:image-count="0" meta:object-count="0" meta:page-count="2" meta:paragraph-count="62" meta:word-count="537" meta:character-count="3349" meta:non-whitespace-character-count="2833"/>
  </office:meta>
</office:document-meta>
</file>